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d542" officeooo:paragraph-rsid="0001d542"/>
    </style:style>
    <style:style style:name="P2" style:family="paragraph" style:parent-style-name="Standard">
      <style:text-properties officeooo:rsid="0002c142" officeooo:paragraph-rsid="0002c142"/>
    </style:style>
    <style:style style:name="P3" style:family="paragraph" style:parent-style-name="Standard" style:list-style-name="L7">
      <style:text-properties officeooo:rsid="0002c142" officeooo:paragraph-rsid="0002c142"/>
    </style:style>
    <style:style style:name="P4" style:family="paragraph" style:parent-style-name="Standard" style:list-style-name="L8">
      <style:text-properties officeooo:rsid="0002c142" officeooo:paragraph-rsid="0002c142"/>
    </style:style>
    <style:style style:name="P5" style:family="paragraph" style:parent-style-name="Standard" style:list-style-name="L9">
      <style:text-properties officeooo:rsid="0002c142" officeooo:paragraph-rsid="0002c142"/>
    </style:style>
    <style:style style:name="P6" style:family="paragraph" style:parent-style-name="Standard" style:list-style-name="L10">
      <style:text-properties officeooo:rsid="0002c142" officeooo:paragraph-rsid="0002c142"/>
    </style:style>
    <style:style style:name="P7" style:family="paragraph" style:parent-style-name="Standard" style:list-style-name="L11">
      <style:text-properties officeooo:rsid="0002c142" officeooo:paragraph-rsid="0002c142"/>
    </style:style>
    <style:style style:name="P8" style:family="paragraph" style:parent-style-name="Standard" style:list-style-name="L12">
      <style:text-properties officeooo:rsid="0002c142" officeooo:paragraph-rsid="0002c142"/>
    </style:style>
    <style:style style:name="P9" style:family="paragraph" style:parent-style-name="Standard" style:list-style-name="L4">
      <style:text-properties officeooo:rsid="0002c142" officeooo:paragraph-rsid="0002c142"/>
    </style:style>
    <style:style style:name="P10" style:family="paragraph" style:parent-style-name="Standard" style:list-style-name="L5">
      <style:text-properties officeooo:rsid="0002c142" officeooo:paragraph-rsid="0002c142"/>
    </style:style>
    <style:style style:name="P11" style:family="paragraph" style:parent-style-name="Standard" style:list-style-name="L6">
      <style:text-properties officeooo:rsid="0002c142" officeooo:paragraph-rsid="0002c142"/>
    </style:style>
    <style:style style:name="P12" style:family="paragraph" style:parent-style-name="Standard" style:list-style-name="L4">
      <style:text-properties officeooo:paragraph-rsid="0002c142"/>
    </style:style>
    <style:style style:name="P13" style:family="paragraph" style:parent-style-name="Standard" style:list-style-name="L5">
      <style:text-properties officeooo:paragraph-rsid="0002c142"/>
    </style:style>
    <style:style style:name="P14" style:family="paragraph" style:parent-style-name="Standard" style:list-style-name="L6">
      <style:text-properties officeooo:paragraph-rsid="0002c142"/>
    </style:style>
    <style:style style:name="P15" style:family="paragraph" style:parent-style-name="Standard" style:list-style-name="L7">
      <style:text-properties officeooo:paragraph-rsid="0002c142"/>
    </style:style>
    <style:style style:name="P16" style:family="paragraph" style:parent-style-name="Standard" style:list-style-name="L8">
      <style:text-properties officeooo:paragraph-rsid="0002c142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2c142"/>
    </style:style>
    <style:style style:name="T4" style:family="text">
      <style:text-properties officeooo:rsid="0002c1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mester Study System</text:p>
      <text:p text:style-name="P1">Year 1</text:p>
      <text:p text:style-name="P1"/>
      <text:p text:style-name="P1">1<text:span text:style-name="T1">st</text:span></text:p>
      <text:list xml:id="list3816350105" text:style-name="L4">
        <text:list-item>
          <text:p text:style-name="P12"><text:span text:style-name="T3">A+</text:span></text:p>
        </text:list-item>
        <text:list-item>
          <text:p text:style-name="P9"><text:span text:style-name="T3">P</text:span><text:span text:style-name="T2">ython</text:span></text:p>
        </text:list-item>
      </text:list>
      <text:p text:style-name="P1">2<text:span text:style-name="T1">nd</text:span></text:p>
      <text:list xml:id="list2569563264" text:style-name="L5">
        <text:list-item>
          <text:p text:style-name="P13"><text:span text:style-name="T3">CCNA</text:span></text:p>
        </text:list-item>
        <text:list-item>
          <text:p text:style-name="P10"><text:span text:style-name="T3">J</text:span><text:span text:style-name="T2">avascript</text:span></text:p>
        </text:list-item>
      </text:list>
      <text:p text:style-name="P1">3<text:span text:style-name="T1">rd</text:span></text:p>
      <text:list xml:id="list502041326" text:style-name="L6">
        <text:list-item>
          <text:p text:style-name="P14"><text:span text:style-name="T4">Security+ / CISSP</text:span></text:p>
        </text:list-item>
        <text:list-item>
          <text:p text:style-name="P11">PHP</text:p>
        </text:list-item>
      </text:list>
      <text:p text:style-name="P1"/>
      <text:p text:style-name="P1">Year 2</text:p>
      <text:p text:style-name="P1"/>
      <text:p text:style-name="P1">1<text:span text:style-name="T1">st</text:span></text:p>
      <text:list xml:id="list2717865212" text:style-name="L7">
        <text:list-item>
          <text:p text:style-name="P15"><text:span text:style-name="T4">Linux+</text:span></text:p>
        </text:list-item>
        <text:list-item>
          <text:p text:style-name="P3">Bash</text:p>
        </text:list-item>
      </text:list>
      <text:p text:style-name="P1">2<text:span text:style-name="T1">nd</text:span></text:p>
      <text:list xml:id="list800825857" text:style-name="L8">
        <text:list-item>
          <text:p text:style-name="P4">Windows</text:p>
        </text:list-item>
        <text:list-item>
          <text:p text:style-name="P16"><text:span text:style-name="T4">Powershell</text:span></text:p>
        </text:list-item>
      </text:list>
      <text:p text:style-name="P1">3<text:span text:style-name="T1">rd</text:span></text:p>
      <text:list xml:id="list39524915" text:style-name="L9">
        <text:list-item>
          <text:p text:style-name="P5">Pentest+</text:p>
        </text:list-item>
        <text:list-item>
          <text:p text:style-name="P5">SQL</text:p>
        </text:list-item>
      </text:list>
      <text:p text:style-name="P1"/>
      <text:p text:style-name="P1">Year 3</text:p>
      <text:p text:style-name="P1"/>
      <text:p text:style-name="P1">1<text:span text:style-name="T1">st</text:span></text:p>
      <text:list xml:id="list616061611" text:style-name="L10">
        <text:list-item>
          <text:p text:style-name="P6">Cloud</text:p>
        </text:list-item>
        <text:list-item>
          <text:p text:style-name="P6">AWS</text:p>
        </text:list-item>
        <text:list-item>
          <text:p text:style-name="P6">Azure</text:p>
        </text:list-item>
      </text:list>
      <text:p text:style-name="P2"/>
      <text:p text:style-name="P1">2<text:span text:style-name="T1">nd</text:span></text:p>
      <text:list xml:id="list3097995232" text:style-name="L11">
        <text:list-item>
          <text:p text:style-name="P7">Virtualization</text:p>
        </text:list-item>
        <text:list-item>
          <text:p text:style-name="P7">C#</text:p>
        </text:list-item>
      </text:list>
      <text:p text:style-name="P2"/>
      <text:p text:style-name="P1">3<text:span text:style-name="T1">rd</text:span></text:p>
      <text:list xml:id="list3325465631" text:style-name="L12">
        <text:list-item>
          <text:p text:style-name="P8">Malware</text:p>
        </text:list-item>
        <text:list-item>
          <text:p text:style-name="P8"/>
        </text:list-item>
      </text:list>
      <text:p text:style-name="P2"/>
      <text:p text:style-name="P2"/>
      <text:p text:style-name="P1"/>
      <text:p text:style-name="P1">Year 4</text:p>
      <text:p text:style-name="P1"/>
      <text:p text:style-name="P1">1<text:span text:style-name="T1">st</text:span></text:p>
      <text:p text:style-name="P1">2<text:span text:style-name="T1">nd</text:span></text:p>
      <text:p text:style-name="P1">3<text:span text:style-name="T1">rd</text:span></text:p>
      <text:p text:style-name="P1"/>
      <text:p text:style-name="P1">Year 5</text:p>
      <text:p text:style-name="P1"><text:soft-page-break/></text:p>
      <text:p text:style-name="P1">1<text:span text:style-name="T1">st</text:span></text:p>
      <text:p text:style-name="P1">2<text:span text:style-name="T1">nd</text:span></text:p>
      <text:p text:style-name="P1">3<text:span text:style-name="T1">rd</text:span></text:p>
      <text:p text:style-name="P1"/>
      <text:p text:style-name="P1">Year 6</text:p>
      <text:p text:style-name="P1"/>
      <text:p text:style-name="P1">1<text:span text:style-name="T1">st</text:span></text:p>
      <text:p text:style-name="P1">2<text:span text:style-name="T1">nd</text:span></text:p>
      <text:p text:style-name="P1">3<text:span text:style-name="T1">rd</text:span></text:p>
      <text:p text:style-name="P1"/>
      <text:p text:style-name="P1">Year 7</text:p>
      <text:p text:style-name="P1"/>
      <text:p text:style-name="P1">1<text:span text:style-name="T1">st</text:span></text:p>
      <text:p text:style-name="P1">2<text:span text:style-name="T1">nd</text:span></text:p>
      <text:p text:style-name="P1">3<text:span text:style-name="T1">rd</text:span></text:p>
      <text:p text:style-name="P1"/>
      <text:p text:style-name="P1">Year 8</text:p>
      <text:p text:style-name="P1"/>
      <text:p text:style-name="P1">1<text:span text:style-name="T1">st</text:span></text:p>
      <text:p text:style-name="P1">2<text:span text:style-name="T1">nd</text:span></text:p>
      <text:p text:style-name="P1">3<text:span text:style-name="T1">rd</text:span></text:p>
      <text:p text:style-name="P1"><text:span text:style-name="T1"/></text:p>
      <text:p text:style-name="P1">Year 9</text:p>
      <text:p text:style-name="P1"/>
      <text:p text:style-name="P1">1<text:span text:style-name="T1">st</text:span></text:p>
      <text:p text:style-name="P1">2<text:span text:style-name="T1">nd</text:span></text:p>
      <text:p text:style-name="P1">3<text:span text:style-name="T1">rd</text:span></text:p>
      <text:p text:style-name="P1"/>
      <text:p text:style-name="P1">Year 10</text:p>
      <text:p text:style-name="P1"/>
      <text:p text:style-name="P1">1<text:span text:style-name="T1">st</text:span></text:p>
      <text:p text:style-name="P1">2<text:span text:style-name="T1">nd</text:span></text:p>
      <text:p text:style-name="P1">3<text:span text:style-name="T1">rd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51:06.251000000</meta:creation-date>
    <dc:date>2021-08-19T04:32:26.671000000</dc:date>
    <meta:editing-duration>PT1H23M48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60" meta:word-count="92" meta:character-count="327" meta:non-whitespace-character-count="313"/>
  </office:meta>
</office:document-meta>
</file>